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90f7" officeooo:paragraph-rsid="000990f7"/>
    </style:style>
    <style:style style:name="P2" style:family="paragraph" style:parent-style-name="Text_20_body">
      <style:text-properties officeooo:rsid="000a071e" officeooo:paragraph-rsid="000a071e"/>
    </style:style>
    <style:style style:name="P3" style:family="paragraph" style:parent-style-name="Text_20_body" style:master-page-name="">
      <loext:graphic-properties draw:fill="none"/>
      <style:paragraph-properties fo:margin-left="0in" fo:margin-right="0in" fo:margin-top="0in" fo:margin-bottom="0.2in" loext:contextual-spacing="false" fo:line-height="120%" fo:text-align="end" style:justify-single-word="false" fo:text-indent="4.9366in" style:auto-text-indent="false" style:page-number="auto" fo:background-color="transparent"/>
      <style:text-properties officeooo:rsid="000a071e" officeooo:paragraph-rsid="000a071e"/>
    </style:style>
    <style:style style:name="P4" style:family="paragraph" style:parent-style-name="Text_20_body" style:master-page-name="">
      <loext:graphic-properties draw:fill="none"/>
      <style:paragraph-properties fo:margin-left="0in" fo:margin-right="0in" fo:margin-top="0in" fo:margin-bottom="0.2in" loext:contextual-spacing="false" fo:line-height="120%" fo:text-align="end" style:justify-single-word="false" fo:text-indent="4in" style:auto-text-indent="false" style:page-number="auto" fo:background-color="transparent"/>
      <style:text-properties officeooo:rsid="000a071e" officeooo:paragraph-rsid="000a071e"/>
    </style:style>
    <style:style style:name="P5" style:family="paragraph" style:parent-style-name="Text_20_body">
      <loext:graphic-properties draw:fill="none"/>
      <style:paragraph-properties fo:margin-left="0in" fo:margin-right="0in" fo:margin-top="0in" fo:margin-bottom="0.2in" loext:contextual-spacing="false" fo:line-height="120%" fo:text-align="end" style:justify-single-word="false" fo:text-indent="4in" style:auto-text-indent="false" fo:background-color="transparent"/>
      <style:text-properties officeooo:rsid="000a071e" officeooo:paragraph-rsid="000a071e"/>
    </style:style>
    <style:style style:name="P6" style:family="paragraph" style:parent-style-name="Heading_20_1">
      <style:text-properties officeooo:rsid="000884e7" officeooo:paragraph-rsid="000884e7"/>
    </style:style>
    <style:style style:name="T1" style:family="text">
      <style:text-properties fo:font-weight="bold" style:font-weight-asian="bold" style:font-weight-complex="bold"/>
    </style:style>
    <style:style style:name="T2" style:family="text">
      <style:text-properties fo:font-weight="bold" officeooo:rsid="0009ee4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ee42" style:font-weight-asian="normal" style:font-weight-complex="normal"/>
    </style:style>
    <style:style style:name="T5" style:family="text">
      <style:text-properties fo:font-weight="normal" officeooo:rsid="000a6475" style:font-weight-asian="normal" style:font-weight-complex="normal"/>
    </style:style>
    <style:style style:name="T6" style:family="text">
      <style:text-properties officeooo:rsid="0009ee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ời nói đầu</text:h>
      <text:p text:style-name="P1">Chào các đọc giả đang và sẽ đọc <text:span text:style-name="T1">Con Đường Cường Giả</text:span>, có lẽ các bạn đang được đọc một câu truyện khác biệt với nhưng bộ truyện tiên hiệp và kiếm hiệp khác trên thị trường và internet hiện nay. Với một motif mới, với một con đường đi lên <text:span text:style-name="T1">Cường Giả </text:span><text:span text:style-name="T3">hoàn toàn </text:span>khác và với một khái niệm về <text:span text:style-name="T1">Cường Giả </text:span>hoàn toàn khác. Tôi hy vọng, các bạn có thể cảm nhận thấy một con đường đi tới đỉnh cao tuy khó khăn nhưng đầy hấp dẫn.</text:p>
      <text:p text:style-name="P1">Mỗi người có một <text:span text:style-name="T1">Con Đường </text:span>riêng, không ai giống ai, có thể các bạn không chọn được con đường riêng cho mình, hoặc cũng có thể hoàn cảnh ép buộc chúng ta phải đi trên nó. Nhưng chúng ta luôn luôn có thể chọn cho mình một <text:span text:style-name="T6">l</text:span>ý tưởng <text:span text:style-name="T6">riêng, một tư tưởng riêng hay một nguyên tắc sống phù hợp. Nếu may mắn chúng ta có thể trở thành một </text:span><text:span text:style-name="T2">Cường Giả </text:span><text:span text:style-name="T4">chân chính, nếu không, ít nhất chúng ta được tự làm chủ chính mình, lèo lái </text:span><text:span text:style-name="T5">được </text:span><text:span text:style-name="T4">chính tương lai và định mệnh </text:span><text:span text:style-name="T5">của chúng ta</text:span><text:span text:style-name="T4">.</text:span></text:p>
      <text:p text:style-name="P2"><text:span text:style-name="T4">Cả </text:span><text:span text:style-name="T3">câu truyện được viết ra với một niềm tin là mọi người trong đó có cả tác giả, sẽ được truyền cảm hứng, được giải trí và đâu đó trong câu chuyện chúng ta thấy được chính mình.</text:span></text:p>
      <text:p text:style-name="P2"><text:span text:style-name="T3"/></text:p>
      <text:p text:style-name="P3"><text:span text:style-name="T3">Hunggo.top</text:span></text:p>
      <text:p text:style-name="P4"><text:span text:style-name="T3">Ngày 31, tháng 5, 2017</text:span></text:p>
      <text:p text:style-name="P5"><text:span text:style-name="T3">Tp. Hồ Chí Minh</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2in" fo:margin-bottom="0.1in" loext:contextual-spacing="false" fo:text-indent="0.2in" style:auto-text-indent="false"/>
      <style:text-properties style:font-name="DejaVu Serif1"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5in" loext:contextual-spacing="false" fo:text-align="center" style:justify-single-word="false" fo:text-indent="0in" style:auto-text-indent="false" style:page-number="auto" style:shadow="none"/>
      <style:text-properties fo:color="#0000ff" style:font-name="DejaVu Sans" fo:font-family="'DejaVu Sans'" style:font-style-name="Bold" style:font-family-generic="swiss" style:font-pitch="variable" fo:font-size="130%" fo:font-weight="bold" fo:background-color="#ffffff" style:font-size-asian="130%" style:font-weight-asian="bold" style:font-size-complex="130%"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1:37:21.546663314</meta:creation-date>
    <meta:generator>LibreOffice/5.1.6.2$Linux_X86_64 LibreOffice_project/10m0$Build-2</meta:generator>
    <dc:date>2017-05-31T22:27:05.976090874</dc:date>
    <meta:editing-duration>PT25M20S</meta:editing-duration>
    <meta:editing-cycles>3</meta:editing-cycles>
    <meta:document-statistic meta:table-count="0" meta:image-count="0" meta:object-count="0" meta:page-count="1" meta:paragraph-count="7" meta:word-count="243" meta:character-count="1113" meta:non-whitespace-character-count="877"/>
  </office:meta>
</office:document-meta>
</file>